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0673in"/>
    </style:style>
    <style:style style:name="co4" style:family="table-column">
      <style:table-column-properties fo:break-before="auto" style:column-width="2.2646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3.9882in"/>
    </style:style>
    <style:style style:name="ro1" style:family="table-row">
      <style:table-row-properties style:row-height="0.8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vertical-align="top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number-columns-repeated="2" table:default-cell-style-name="Default"/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LPW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atière</text:p>
          </table:table-cell>
          <table:table-cell office:value-type="string" calcext:value-type="string">
            <text:p>LDW</text:p>
          </table:table-cell>
          <table:table-cell office:value-type="string" calcext:value-type="string">
            <text:p>Date</text:p>
          </table:table-cell>
          <table:table-cell table:style-name="ce3" office:value-type="string" calcext:value-type="string">
            <text:p>Matière</text:p>
          </table:table-cell>
          <table:table-cell office:value-type="string" calcext:value-type="string">
            <text:p>ADW</text:p>
          </table:table-cell>
          <table:table-cell office:value-type="string" calcext:value-type="string">
            <text:p>Date</text:p>
          </table:table-cell>
          <table:table-cell table:style-name="ce3" office:value-type="string" calcext:value-type="string">
            <text:p>Matiè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ppels HTML/CSS (Drapeaux BeNeLux)</text:p>
            <text:p>Créer les 3 drapeaux en flexbox, avec classe CSS et DIV vid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ySQL – Rappel</text:p>
            <text:p>Exercice Livre d’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i projet: Vanilla JS Drumkit</text:p>
            <text:p>- Réalisation du projet en 60min</text:p>
            <text:p>- Présentation du projet par un aut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S Event (Colorier mots)</text:p>
            <text:p>Créer un formulaire et intercepter la soumission pour transformer le contenu (colorier chaque lettre) et le placer dans un div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NoSQL</text:p>
            <text:p>Ecriture du livre d’or en NoSQL (firebase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pleter le code JS-App TodoList</text:p>
            <text:p>- Ajouter la fonction de modification dans le projet d’un aut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JS Animation</text:p>
            <text:p>Créer une horloge digitale &amp; analogiqu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telier 1</text:p>
            <text:p>Effet CSS via le J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S DOM</text:p>
            <text:p>Créer programmatiquement un damier et placer les pions d’un jeu d’éche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telier 2</text:p>
            <text:p>Gallerie d’im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S API</text:p>
            <text:p>Récupérer un feed via OpenAPI (subreddit) et l’afficher en ul/li</text:p>
            <text:p>- Ajouter un filtre thématique libre</text:p>
            <text:p>- Sauver le filtre avec CookieStorage</text:p>
            <text:p>- Sauver les filtres favoris avec LocalStorag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telier 2</text:p>
            <text:p>Gallerie d’ima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S App</text:p>
            <text:p>- Créer une interface de TodoList</text:p>
            <text:p>- Pas de persistence</text:p>
          </table:table-cell>
          <table:table-cell table:number-columns-repeated="5"/>
          <table:table-cell office:value-type="string" calcext:value-type="string">
            <text:p>Atelier 3</text:p>
            <text:p>AJAX Autocomplete (PHP/MySQ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S App</text:p>
            <text:p>Créer un application de TodoList</text:p>
            <text:p>- Ajouter Supprimer Lister Completer</text:p>
            <text:p>- Mise à jour en ADW</text:p>
            <text:p/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telier 3</text:p>
            <text:p>AJAX Autocomplete (J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S App</text:p>
            <text:p>Ajouter une couche de persistence avec FireBas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telier 4</text:p>
            <text:p>Création d’un j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S App</text:p>
            <text:p>Ajouter une liste d’utilisateurs qui partagent leur ToDo</text:p>
            <text:p>- Identification</text:p>
            <text:p>- Consulter uniquement les todo “publiques”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telier 4</text:p>
            <text:p>Création d’un j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S App</text:p>
            <text:p>Permission de création</text:p>
            <text:p>- Créer des todos chez les autres qui doivent les accepte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telier 4</text:p>
            <text:p>Création d’un j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JS App</text:p>
            <text:p>Ajouter des permissions pour la modification et suppression</text:p>
            <text:p>Backend de gestion de permission par utilisateu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telier 5  React</text:p>
            <text:p>Réservation d’un table dans un restauran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JS App</text:p>
            <text:p>Ajouter des permissions pour la modification et suppression</text:p>
            <text:p>Backend de gestion de permission par utilisateur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telier 5  React</text:p>
            <text:p>Réservation d’un table dans un restauran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actJS</text:p>
            <text:p>- Introduction</text:p>
            <text:p>- Technologies</text:p>
            <text:p>- Exercices: Hello World, Compteur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telier 5  React</text:p>
            <text:p>Réservation d’un table dans un restauran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de &amp; NPM</text:p>
            <text:p>- Introduction</text:p>
            <text:p>- Technologie</text:p>
            <text:p>- Interactions avec React</text:p>
            <text:p>- Exercice Compteur avec serveur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telier 5  React</text:p>
            <text:p>Réservation d’un table dans un restauran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actJS</text:p>
            <text:p>- Demonstration rendu Markdown avec librairie</text:p>
            <text:p>- Mise en place du code en groupe</text:p>
            <text:p/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telier 5  React</text:p>
            <text:p>Réservation d’un table dans un restauran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actJS App</text:p>
            <text:p>Application de partage de recett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telier 5  React</text:p>
            <text:p>Réservation d’un table dans un restauran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actJS App</text:p>
            <text:p>Application de partage de recett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telier 5  React</text:p>
            <text:p>Réservation d’un table dans un restauran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actJS App</text:p>
            <text:p>Application de partage de recette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telier 5  React</text:p>
            <text:p>Réservation d’un table dans un restauran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eactJS App</text:p>
            <text:p>Application de partage de recett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telier 5  React</text:p>
            <text:p>Réservation d’un table dans un restauran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actJS App</text:p>
            <text:p>Application de partage de recett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telier 5  React</text:p>
            <text:p>Réservation d’un table dans un restauran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eactJS App</text:p>
            <text:p>Application de partage de recett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telier 5  React</text:p>
            <text:p>Réservation d’un table dans un restauran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actJS App</text:p>
            <text:p>Application de partage de recette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telier 5  React</text:p>
            <text:p>Réservation d’un table dans un restauran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actJS App</text:p>
            <text:p>Application de partage de recett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telier 5  React</text:p>
            <text:p>Réservation d’un table dans un restauran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actJS App</text:p>
            <text:p>Application de partage de recette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telier 5  React</text:p>
            <text:p>Réservation d’un table dans un restauran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actJS App</text:p>
            <text:p>Application de partage de recette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telier 5  React</text:p>
            <text:p>Réservation d’un table dans un restauran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actJS App</text:p>
            <text:p>Application de partage de recette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telier 5  React</text:p>
            <text:p>Réservation d’un table dans un restauran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actJS App</text:p>
            <text:p>Application de partage de recette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telier 5  React</text:p>
            <text:p>Réservation d’un table dans un restauran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actJS App</text:p>
            <text:p>Application de partage de recette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telier 5  React</text:p>
            <text:p>Réservation d’un table dans un restauran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eactJS App</text:p>
            <text:p>Application de partage de recette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telier 5  React</text:p>
            <text:p>Réservation d’un table dans un restauran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actJS App</text:p>
            <text:p>Application de partage de recette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eactJS App</text:p>
            <text:p>Application de partage de recette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actJS App</text:p>
            <text:p>Application de partage de recette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eactJS App</text:p>
            <text:p>Application de partage de recette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actJS App</text:p>
            <text:p>Application de partage de recette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actJS App</text:p>
            <text:p>Application de partage de recette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actJS App</text:p>
            <text:p>Application de partage de recette</text:p>
          </table:table-cell>
          <table:table-cell table:number-columns-repeated="6"/>
        </table:table-row>
        <table:table-row table:style-name="ro1" table:number-rows-repeated="104853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4:26:28.216467461</meta:creation-date>
    <dc:date>2022-10-12T15:40:37.355509802</dc:date>
    <meta:editing-duration>PT21M26S</meta:editing-duration>
    <meta:editing-cycles>5</meta:editing-cycles>
    <meta:generator>LibreOffice/6.4.7.2$Linux_X86_64 LibreOffice_project/40$Build-2</meta:generator>
    <meta:document-statistic meta:table-count="1" meta:cell-count="142" meta:object-count="0"/>
  </office:meta>
</office:document-meta>
</file>